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pdates to Ireland Population and Mortality Data</text:h>
      <text:p text:style-name="Standard">Changes to "<text:span text:style-name="T1">EUROSTAT Data weekly deaths DB-IE.xlsm</text:span>" file</text:p>
      <text:p text:style-name="Standard"/>
      <text:list xml:id="list8192594871944355522" text:style-name="L1">
        <text:list-item>
          <text:p text:style-name="P1">On <text:span text:style-name="T1">Vax_agegroups</text:span> sheet, in the yearly deaths table, 2022 row is a copy of 2021 row and contains the values<text:line-break/>305,073<text:tab/>338,150<text:tab/>357,192<text:tab/>323,171<text:tab/>308,234<text:tab/>1,753,124 618,033<text:tab/>492,718<text:tab/>334,685<text:tab/>173,765<text:tab/>5,006,324<text:tab/>1,000,415 631,405<text:tab/>1,245,323<text:tab/>1,323,586<text:line-break/>Changed these values to 2022 census from CSO.<text:line-break/></text:p>
        </text:list-item>
        <text:list-item>
          <text:p text:style-name="P1">2016 row contains <text:line-break/>333,134<text:tab/>353,681<text:tab/>317,689<text:tab/>300,000<text:tab/>273,996<text:tab/>1,724,606 563,909<text:tab/>441,355<text:tab/>271,343<text:tab/>146,051<text:tab/>4,726,286<text:tab/>1,004,504 573,996<text:tab/>1,121,735<text:tab/>1,304,504<text:line-break/>Changed to 2016 census from CSO<text:line-break/></text:p>
        </text:list-item>
        <text:list-item>
          <text:p text:style-name="P1">2011 row contains<text:line-break/>360,104<text:tab/>312,884<text:tab/>299,110<text:tab/>282,000<text:tab/>306,052<text:tab/>1,753,725 513,838<text:tab/>386,186<text:tab/>229,781<text:tab/>126,853<text:tab/>4,570,881<text:tab/>972,098 588,052<text:tab/>1,033,481<text:tab/>1,254,098<text:line-break/>Changed to 2011 census from CSO<text:line-break/></text:p>
        </text:list-item>
        <text:list-item>
          <text:p text:style-name="P1">In Table 2. Yearly Deaths, the counts for 2019 to 2022 are:<text:line-break/>7682, 31797, 34259, 28172<text:line-break/>Changed to counts from CSO table VSQ01<text:line-break/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Coen</meta:initial-creator>
    <meta:creation-date>2024-01-11T16:11:36.43</meta:creation-date>
    <meta:document-statistic meta:table-count="0" meta:image-count="0" meta:object-count="0" meta:page-count="1" meta:paragraph-count="6" meta:word-count="133" meta:character-count="876"/>
    <dc:date>2024-01-11T16:16:51.64</dc:date>
    <dc:creator>James Coen</dc:creator>
    <meta:editing-duration>PT5M16S</meta:editing-duration>
    <meta:editing-cycles>1</meta:editing-cycles>
    <meta:generator>OpenOffice/4.1.14$Win32 OpenOffice.org_project/4114m1$Build-9811</meta:generator>
  </office:meta>
</office:document-meta>
</file>